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3039" officeooo:paragraph-rsid="00163039"/>
    </style:style>
    <style:style style:name="P2" style:family="paragraph" style:parent-style-name="Standard" style:list-style-name="L1">
      <style:text-properties officeooo:rsid="00163039" officeooo:paragraph-rsid="00163039"/>
    </style:style>
    <style:style style:name="P3" style:family="paragraph" style:parent-style-name="Standard" style:list-style-name="L1">
      <style:text-properties officeooo:rsid="00163039" officeooo:paragraph-rsid="001efab8"/>
    </style:style>
    <style:style style:name="P4" style:family="paragraph" style:parent-style-name="Standard" style:list-style-name="L1">
      <style:text-properties officeooo:rsid="0017d711" officeooo:paragraph-rsid="001efab8"/>
    </style:style>
    <style:style style:name="P5" style:family="paragraph" style:parent-style-name="Standard" style:list-style-name="L1">
      <style:text-properties officeooo:rsid="0017d711" officeooo:paragraph-rsid="002037e0"/>
    </style:style>
    <style:style style:name="P6" style:family="paragraph" style:parent-style-name="Standard" style:list-style-name="L1">
      <style:text-properties officeooo:rsid="0017d711" officeooo:paragraph-rsid="0022bac0"/>
    </style:style>
    <style:style style:name="P7" style:family="paragraph" style:parent-style-name="Standard">
      <style:text-properties officeooo:rsid="0022bac0" officeooo:paragraph-rsid="0022bac0"/>
    </style:style>
    <style:style style:name="P8" style:family="paragraph" style:parent-style-name="Standard" style:list-style-name="L2">
      <style:text-properties officeooo:rsid="0022bac0" officeooo:paragraph-rsid="00248879"/>
    </style:style>
    <style:style style:name="P9" style:family="paragraph" style:parent-style-name="Standard">
      <style:text-properties officeooo:rsid="0017d711" officeooo:paragraph-rsid="0017d711"/>
    </style:style>
    <style:style style:name="P10" style:family="paragraph" style:parent-style-name="Standard" style:list-style-name="L3">
      <style:text-properties officeooo:rsid="0017ff60" officeooo:paragraph-rsid="0017ff60"/>
    </style:style>
    <style:style style:name="P11" style:family="paragraph" style:parent-style-name="Standard">
      <style:text-properties officeooo:rsid="001c628c" officeooo:paragraph-rsid="001c628c"/>
    </style:style>
    <style:style style:name="P12" style:family="paragraph" style:parent-style-name="Standard" style:list-style-name="L4">
      <style:text-properties officeooo:paragraph-rsid="001c628c"/>
    </style:style>
    <style:style style:name="P13" style:family="paragraph" style:parent-style-name="Standard">
      <style:text-properties officeooo:rsid="001b6b51" officeooo:paragraph-rsid="001b6b51"/>
    </style:style>
    <style:style style:name="T1" style:family="text">
      <style:text-properties officeooo:rsid="002037e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to Transistor :</text:p>
      <text:list text:style-name="L1">
        <text:list-item>
          <text:p text:style-name="P2"><text:a xlink:type="simple" xlink:href="https://www.digikey.fr/fr/products/detail/everlight-electronics-co-ltd/ALS-PT204-6C-L177/2675510" text:style-name="Internet_20_link" text:visited-style-name="Visited_20_Internet_20_Link">https://www.digikey.fr/fr/products/detail/everlight-electronics-co-ltd/ALS-PT204-6C-L177/2675510</text:a> </text:p>
          <text:list>
            <text:list-item>
              <text:p text:style-name="P2">Traversant</text:p>
            </text:list-item>
            <text:list-item>
              <text:p text:style-name="P2">Réponse spectral à 650 nm entre 80 % et 100 % ( &lt;10 % entre 550 et 700 nm)</text:p>
            </text:list-item>
            <text:list-item>
              <text:p text:style-name="P3">Documentation ok : <text:a xlink:type="simple" xlink:href="https://eclass.uth.gr/modules/document/file.php/E-CE_U_269/Sensors/Sensors_%20Datasheets/KY-008-AZ-Delivery.pdf" text:style-name="Internet_20_link" text:visited-style-name="Visited_20_Internet_20_Link">https://eclass.uth.gr/modules/document/file.php/E-CE_U_269/Sensors/Sensors_%20Datasheets/KY-008-AZ-Delivery.pdf</text:a> </text:p>
            </text:list-item>
          </text:list>
          <text:p text:style-name="P4"/>
        </text:list-item>
        <text:list-item>
          <text:p text:style-name="P4">Optek / TT Electronics — OPB608R </text:p>
          <text:list>
            <text:list-item>
              <text:p text:style-name="P5"><text:a xlink:type="simple" xlink:href="https://www.digikey.fr/fr/products/detail/tt-electronics-optek-technology/OPB608R/1636987?s=N4IgTCBcDaIPIAcAuBTA1gAgPQYCq4wFEAbFAYyQCcB7AOwEsyBnDQFAIM4AFAIQDYAGABwAlDAAoQAXQC%2BQA" text:style-name="Internet_20_link" text:visited-style-name="Visited_20_Internet_20_Link">https://www.digikey.fr/fr/products/detail/tt-electronics-optek-technology/OPB608R/1636987?s=N4IgTCBcDaIPIAcAuBTA1gAgPQYCq4wFEAbFAYyQCcB7AOwEsyBnDQFAIM4AFAIQDYAGABwAlDAAoQAXQC%2BQA</text:a> </text:p>
              <text:p text:style-name="P6"><text:line-break/></text:p>
            </text:list-item>
          </text:list>
        </text:list-item>
      </text:list>
      <text:p text:style-name="P7">PhotoDiodes (+ rapides) :</text:p>
      <text:list text:style-name="L2">
        <text:list-item>
          <text:p text:style-name="P8"><text:span text:style-name="Strong_20_Emphasis"><text:span text:style-name="T1">BPW34</text:span></text:span></text:p>
          <text:list>
            <text:list-item>
              <text:p text:style-name="P8"><text:a xlink:type="simple" xlink:href="https://www.digikey.fr/fr/products/detail/ams-osram-usa-inc/BPW34/607274" text:style-name="Internet_20_link" text:visited-style-name="Visited_20_Internet_20_Link">https://www.digikey.fr/fr/products/detail/ams-osram-usa-inc/BPW34/607274</text:a> </text:p>
            </text:list-item>
          </text:list>
        </text:list-item>
      </text:list>
      <text:p text:style-name="P9"/>
      <text:p text:style-name="P9"/>
      <text:p text:style-name="P9"/>
      <text:p text:style-name="P9">Diode Laser : </text:p>
      <text:list text:style-name="L3">
        <text:list-item>
          <text:p text:style-name="P10">KY-008 Laser Module </text:p>
          <text:list>
            <text:list-item>
              <text:p text:style-name="P10"><text:s/>Datasheet : <text:a xlink:type="simple" xlink:href="https://eclass.uth.gr/modules/document/file.php/E-CE_U_269/Sensors/Sensors_%20Datasheets/KY-008-AZ-Delivery.pdf" text:style-name="Internet_20_link" text:visited-style-name="Visited_20_Internet_20_Link">https://eclass.uth.gr/modules/document/file.php/E-CE_U_269/Sensors/Sensors_%20Datasheets/KY-008-AZ-Delivery.pdf</text:a> </text:p>
            </text:list-item>
            <text:list-item>
              <text:p text:style-name="P10">Où acheter ?</text:p>
            </text:list-item>
            <text:list-item>
              <text:p text:style-name="P10"><text:a xlink:type="simple" xlink:href="https://www.amazon.fr/Aihasd-KY-008-Capteur-Module-Arduino/dp/B00W3GS5Q0" text:style-name="Internet_20_link" text:visited-style-name="Visited_20_Internet_20_Link">https://www.amazon.fr/Aihasd-KY-008-Capteur-Module-Arduino/dp/B00W3GS5Q0</text:a> </text:p>
            </text:list-item>
          </text:list>
        </text:list-item>
      </text:list>
      <text:p text:style-name="P11"/>
      <text:p text:style-name="P11">Capteur Arduino :</text:p>
      <text:list text:style-name="L4">
        <text:list-item>
          <text:p text:style-name="P12"><text:a xlink:type="simple" xlink:href="https://www.amazon.fr/ARCELI-Commutateur-capteur-récepteur-Arduino/dp/B07RLNLN37" text:style-name="Internet_20_link" text:visited-style-name="Visited_20_Internet_20_Link">https://www.amazon.fr/ARCELI-Commutateur-capteur-r%C3%A9cepteur-Arduino/dp/B07RLNLN37</text:a> </text:p>
        </text:list-item>
        <text:list-item>
          <text:p text:style-name="P12"><text:line-break/></text:p>
        </text:list-item>
      </text:list>
      <text:p text:style-name="P13">Résistances 7,5 kOh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0:16:26.040748360</meta:creation-date>
    <meta:generator>LibreOffice/25.2.6.2$Linux_X86_64 LibreOffice_project/520$Build-2</meta:generator>
    <dc:date>2025-10-24T15:20:41.493654470</dc:date>
    <meta:editing-duration>PT3H7M51S</meta:editing-duration>
    <meta:editing-cycles>9</meta:editing-cycles>
    <meta:document-statistic meta:table-count="0" meta:image-count="0" meta:object-count="0" meta:page-count="1" meta:paragraph-count="21" meta:word-count="76" meta:character-count="1031" meta:non-whitespace-character-count="975"/>
  </office:meta>
</office:document-meta>
</file>